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7.87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ff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9pt" style:font-name="Liberation Serif;Times New Roman" style:font-name-asian="Liberation Serif;Times New Roma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Variable type</text:p>
          </table:table-cell>
          <table:table-cell table:style-name="ce5" office:value-type="string" calcext:value-type="string">
            <text:p>Range of values</text:p>
            <text:p><text:span text:style-name="T1">(units)</text:span>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Availability</text:p>
            <text:p><text:span text:style-name="T1">(radio telemetry surveyed area)</text:span></text:p>
          </table:table-cell>
          <table:table-cell table:style-name="ce5" office:value-type="string" calcext:value-type="string">
            <text:p>Availability</text:p>
            <text:p><text:span text:style-name="T1">(entire simulated area)</text:span></text:p>
          </table:table-cell>
          <table:table-cell table:style-name="ce14"/>
        </table:table-row>
        <table:table-row table:style-name="ro2">
          <table:table-cell table:style-name="ce2" office:value-type="string" calcext:value-type="string">
            <text:p>Fire 0-9</text:p>
          </table:table-cell>
          <table:table-cell table:style-name="ce2" office:value-type="string" calcext:value-type="string">
            <text:p>binary</text:p>
          </table:table-cell>
          <table:table-cell table:style-name="ce6" office:value-type="string" calcext:value-type="string">
            <text:p>0-1</text:p>
          </table:table-cell>
          <table:table-cell table:style-name="ce2" office:value-type="string" calcext:value-type="string">
            <text:p>Forest cover, 0 to 9 yr-old, originating from fire</text:p>
          </table:table-cell>
          <table:table-cell table:style-name="ce10" office:value-type="percentage" office:value="0.121" calcext:value-type="percentage">
            <text:p>12.10%</text:p>
          </table:table-cell>
          <table:table-cell table:style-name="ce10" office:value-type="percentage" office:value="0.016" calcext:value-type="percentage">
            <text:p>1.60%</text:p>
          </table:table-cell>
          <table:table-cell table:style-name="ce14"/>
        </table:table-row>
        <table:table-row table:style-name="ro3">
          <table:table-cell office:value-type="string" calcext:value-type="string">
            <text:p>Harv 0-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table:style-name="ce3" office:value-type="string" calcext:value-type="string">
            <text:p>Forest cover, 0 to 9 yr-old, originating from harvesting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48" calcext:value-type="percentage">
            <text:p>4.80%</text:p>
          </table:table-cell>
          <table:table-cell/>
        </table:table-row>
        <table:table-row table:style-name="ro3">
          <table:table-cell office:value-type="string" calcext:value-type="string">
            <text:p>Fire 10-4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table:style-name="ce3" office:value-type="string" calcext:value-type="string">
            <text:p>Forest cover, 10 to 49 yr-old, originating from fire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048" calcext:value-type="percentage">
            <text:p>4.80%</text:p>
          </table:table-cell>
          <table:table-cell/>
        </table:table-row>
        <table:table-row table:style-name="ro4">
          <table:table-cell office:value-type="string" calcext:value-type="string">
            <text:p>Conif harv 10-4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<text:span text:style-name="T2">Forest cover, </text:span><text:span text:style-name="T3">≥</text:span><text:span text:style-name="T2">50% coniferous, 10 to 49 yr-old, originating from harvesting</text:span></text:p>
          </table:table-cell>
          <table:table-cell office:value-type="percentage" office:value="0.084" calcext:value-type="percentage">
            <text:p>8.40%</text:p>
          </table:table-cell>
          <table:table-cell office:value-type="percentage" office:value="0.046" calcext:value-type="percentage">
            <text:p>4.60%</text:p>
          </table:table-cell>
          <table:table-cell/>
        </table:table-row>
        <table:table-row table:style-name="ro4">
          <table:table-cell office:value-type="string" calcext:value-type="string">
            <text:p>Conif other 10-4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<text:span text:style-name="T2">Forest cover, </text:span><text:span text:style-name="T3">≥</text:span><text:span text:style-name="T2">50% coniferous, 10 to 49 yr-old, originating from other disturbances</text:span></text:p>
          </table:table-cell>
          <table:table-cell office:value-type="percentage" office:value="0.166" calcext:value-type="percentage">
            <text:p>16.60%</text:p>
          </table:table-cell>
          <table:table-cell office:value-type="percentage" office:value="0.012" calcext:value-type="percentage">
            <text:p>1.20%</text:p>
          </table:table-cell>
          <table:table-cell/>
        </table:table-row>
        <table:table-row table:style-name="ro4">
          <table:table-cell office:value-type="string" calcext:value-type="string">
            <text:p>Decid harv 10-4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<text:span text:style-name="T2">Forest cover, </text:span><text:span text:style-name="T3">&gt;</text:span><text:span text:style-name="T2">50% deciduous, 10 to 49 yr-old, originating from harvesting</text:span>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1" calcext:value-type="percentage">
            <text:p>1.00%</text:p>
          </table:table-cell>
          <table:table-cell/>
        </table:table-row>
        <table:table-row table:style-name="ro4">
          <table:table-cell office:value-type="string" calcext:value-type="string">
            <text:p>Decid other 10-4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<text:span text:style-name="T2">Forest cover, </text:span><text:span text:style-name="T3">&gt;</text:span><text:span text:style-name="T2">50% deciduous, 10 to 49 yr-old, originating from other disturbances</text:span>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03" calcext:value-type="percentage">
            <text:p>0.30%</text:p>
          </table:table-cell>
          <table:table-cell/>
        </table:table-row>
        <table:table-row table:style-name="ro2">
          <table:table-cell office:value-type="string" calcext:value-type="string">
            <text:p>Conif 50-8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<text:span text:style-name="T2">Forest cover, </text:span><text:span text:style-name="T3">≥</text:span><text:span text:style-name="T2">50% coniferous, 50 to 89 yr-old</text:span></text:p>
          </table:table-cell>
          <table:table-cell office:value-type="percentage" office:value="0.288" calcext:value-type="percentage">
            <text:p>28.80%</text:p>
          </table:table-cell>
          <table:table-cell office:value-type="percentage" office:value="0.164" calcext:value-type="percentage">
            <text:p>16.40%</text:p>
          </table:table-cell>
          <table:table-cell/>
        </table:table-row>
        <table:table-row table:style-name="ro2">
          <table:table-cell office:value-type="string" calcext:value-type="string">
            <text:p>Decid 50-89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<text:span text:style-name="T2">Forest cover, </text:span><text:span text:style-name="T3">&gt;</text:span><text:span text:style-name="T2">50% deciduous, 50 to 89 yr-old</text:span>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025" calcext:value-type="percentage">
            <text:p>2.50%</text:p>
          </table:table-cell>
          <table:table-cell/>
        </table:table-row>
        <table:table-row table:style-name="ro2">
          <table:table-cell office:value-type="string" calcext:value-type="string">
            <text:p>Conif 90+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<text:span text:style-name="T2">Forest cover, </text:span><text:span text:style-name="T3">≥</text:span><text:span text:style-name="T2">50% coniferous, 90 yr-old or more</text:span>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459" calcext:value-type="percentage">
            <text:p>45.90%</text:p>
          </table:table-cell>
          <table:table-cell/>
        </table:table-row>
        <table:table-row table:style-name="ro2">
          <table:table-cell office:value-type="string" calcext:value-type="string">
            <text:p>Wetlands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table:style-name="ce3" office:value-type="string" calcext:value-type="string">
            <text:p>Non forested, wetland.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014" calcext:value-type="percentage">
            <text:p>1.40%</text:p>
          </table:table-cell>
          <table:table-cell/>
        </table:table-row>
        <table:table-row table:style-name="ro3">
          <table:table-cell office:value-type="string" calcext:value-type="string">
            <text:p>NonFores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0-1</text:p>
          </table:table-cell>
          <table:table-cell table:style-name="ce3" office:value-type="string" calcext:value-type="string">
            <text:p>Non forested, other (ex. Waterbodies, what else?) 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5" calcext:value-type="percentage">
            <text:p>15.50%</text:p>
          </table:table-cell>
          <table:table-cell/>
        </table:table-row>
        <table:table-row table:style-name="ro3">
          <table:table-cell office:value-type="string" calcext:value-type="string">
            <text:p>NearestRoads dist</text:p>
          </table:table-cell>
          <table:table-cell office:value-type="string" calcext:value-type="string">
            <text:p>continuous</text:p>
          </table:table-cell>
          <table:table-cell table:style-name="ce3" office:value-type="string" calcext:value-type="string">
            <text:p>0 – 214.4 (km)</text:p>
          </table:table-cell>
          <table:table-cell table:style-name="ce3" office:value-type="string" calcext:value-type="string">
            <text:p>Minimum distance to road, transformed using a decay function*</text:p>
          </table:table-cell>
          <table:table-cell table:number-columns-repeated="2" table:style-name="ce12" office:value-type="string" calcext:value-type="string">
            <text:p>-</text:p>
          </table:table-cell>
          <table:table-cell/>
        </table:table-row>
        <table:table-row table:style-name="ro5">
          <table:table-cell table:style-name="ce4" office:value-type="string" calcext:value-type="string">
            <text:p>biomass</text:p>
          </table:table-cell>
          <table:table-cell table:style-name="ce4" office:value-type="string" calcext:value-type="string">
            <text:p>continuous</text:p>
          </table:table-cell>
          <table:table-cell table:style-name="ce8" office:value-type="string" calcext:value-type="string">
            <text:p>(à calculer, moyenne: 93 ton/ha pour les sites forestiers)</text:p>
          </table:table-cell>
          <table:table-cell table:style-name="ce4" office:value-type="string" calcext:value-type="string">
            <text:p>Total aboveground tree biomass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c Cyr</meta:initial-creator>
    <meta:creation-date>2016-11-03T15:05:32.701128866</meta:creation-date>
    <dc:date>2016-11-03T16:05:39.437814053</dc:date>
    <dc:creator>Dominic Cyr</dc:creator>
    <meta:editing-duration>PT14M46S</meta:editing-duration>
    <meta:editing-cycles>1</meta:editing-cycles>
    <meta:document-statistic meta:table-count="1" meta:cell-count="90" meta:object-count="0"/>
    <meta:generator>LibreOffice/4.2.8.2$Linux_X86_64 LibreOffice_project/420m0$Build-2</meta:generator>
  </office:meta>
</office:document-meta>
</file>